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c774d" officeooo:paragraph-rsid="001c7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ční a databázové systémy – praktický příklad</text:p>
      <text:p text:style-name="P1"/>
      <text:p text:style-name="P1">zadání:</text:p>
      <text:p text:style-name="P1">Použijte dostupné soubory a nainstalujte CMS WordPress na lokálním počítači.</text:p>
      <text:p text:style-name="P1">Na příkladech demonstrujte možnosti administrace redakčního systému – instalace pluginu,</text:p>
      <text:p text:style-name="P1">změna tématu (šablony), vložení příspěvku.</text:p>
      <text:p text:style-name="P1"/>
      <text:p text:style-name="P1"/>
      <text:p text:style-name="P1">1.stáhnutí Wordpressu</text:p>
      <text:p text:style-name="P1">-zapneme XAMPP a spustíme APACHE a MySQL</text:p>
      <text:p text:style-name="P1">-v prohlížeči najedeme na localhost/phpmyadmin</text:p>
      <text:p text:style-name="P1">-vlevo nahoře vytvoříme novou databázi Wordpress</text:p>
      <text:p text:style-name="P1">-na stránce cs.wordpress.org si stáhneme .zip</text:p>
      <text:p text:style-name="P1">-zip rozbalíme a vložíme do složky htdocs v /XAMPP</text:p>
      <text:p text:style-name="P1">-v prohlížeči na adrese localhost/Wordpress se spustí instalace</text:p>
      <text:p text:style-name="P1"/>
      <text:p text:style-name="P1">název databáze: Wordpress</text:p>
      <text:p text:style-name="P1">Uživatelské jméno: root</text:p>
      <text:p text:style-name="P1">heslo: root</text:p>
      <text:p text:style-name="P1">databázový server localhost</text:p>
      <text:p text:style-name="P1"/>
      <text:p text:style-name="P1">-odklikneš a dáš tlačítko stahovat</text:p>
      <text:p text:style-name="P1"/>
      <text:p text:style-name="P1">2.ukázka administrace</text:p>
      <text:p text:style-name="P1">-přihlásíš se na localhost/wordpress/wp-admin</text:p>
      <text:p text:style-name="P1">- v levém menu najdeš pluginy a instalaci pluginů</text:p>
      <text:p text:style-name="P1">-nějáký si vyber a stáhni, následně aktivuj</text:p>
      <text:p text:style-name="P1"/>
      <text:p text:style-name="P1">-v levém menu najdi vzhled → šablony → instalace šablon</text:p>
      <text:p text:style-name="P1">- stáhni tu co se ti líbí a aktivuj</text:p>
      <text:p text:style-name="P1"/>
      <text:p text:style-name="P1">-v levém menu vyber příspěvky → vytvořit příspěvek</text:p>
      <text:p text:style-name="P1">- vyber si název a přes ikonku + si můžeš přidat blok na text at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20:36:53.467727068</meta:creation-date>
    <dc:date>2026-04-27T20:44:45.384703075</dc:date>
    <meta:editing-duration>PT7M52S</meta:editing-duration>
    <meta:editing-cycles>1</meta:editing-cycles>
    <meta:document-statistic meta:table-count="0" meta:image-count="0" meta:object-count="0" meta:page-count="1" meta:paragraph-count="25" meta:word-count="154" meta:character-count="1060" meta:non-whitespace-character-count="929"/>
    <meta:generator>LibreOffice/26.2.2.2$Linux_X86_64 LibreOffice_project/620$Build-2</meta:generator>
  </office:meta>
</office:document-meta>
</file>